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tates / UTs</text:p>
          </table:table-cell>
          <table:table-cell office:value-type="string" calcext:value-type="string">
            <text:p>Total Strength of State police</text:p>
          </table:table-cell>
          <table:table-cell office:value-type="string" calcext:value-type="string">
            <text:p>Total Police per 100 sqkm_area</text:p>
          </table:table-cell>
        </table:table-row>
        <table:table-row table:style-name="ro2">
          <table:table-cell office:value-type="string" calcext:value-type="string">
            <text:p>Andaman &amp; Nicobar Islands</text:p>
          </table:table-cell>
          <table:table-cell office:value-type="float" office:value="3431" calcext:value-type="float">
            <text:p>3431</text:p>
          </table:table-cell>
          <table:table-cell office:value-type="float" office:value="41.59" calcext:value-type="float">
            <text:p>41.59</text:p>
          </table:table-cell>
        </table:table-row>
        <table:table-row table:style-name="ro2">
          <table:table-cell office:value-type="string" calcext:value-type="string">
            <text:p>Andhra Pradesh</text:p>
          </table:table-cell>
          <table:table-cell office:value-type="float" office:value="90503" calcext:value-type="float">
            <text:p>90503</text:p>
          </table:table-cell>
          <table:table-cell office:value-type="float" office:value="32.9" calcext:value-type="float">
            <text:p>32.9</text:p>
          </table:table-cell>
        </table:table-row>
        <table:table-row table:style-name="ro2">
          <table:table-cell office:value-type="string" calcext:value-type="string">
            <text:p>Arunachal Pradesh</text:p>
          </table:table-cell>
          <table:table-cell office:value-type="float" office:value="6882" calcext:value-type="float">
            <text:p>6882</text:p>
          </table:table-cell>
          <table:table-cell office:value-type="float" office:value="8.22" calcext:value-type="float">
            <text:p>8.22</text:p>
          </table:table-cell>
        </table:table-row>
        <table:table-row table:style-name="ro2">
          <table:table-cell office:value-type="string" calcext:value-type="string">
            <text:p>Assam</text:p>
          </table:table-cell>
          <table:table-cell office:value-type="float" office:value="54773" calcext:value-type="float">
            <text:p>54773</text:p>
          </table:table-cell>
          <table:table-cell office:value-type="float" office:value="69.83" calcext:value-type="float">
            <text:p>69.83</text:p>
          </table:table-cell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62500" calcext:value-type="float">
            <text:p>62500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2">
          <table:table-cell office:value-type="string" calcext:value-type="string">
            <text:p>Chandigarh</text:p>
          </table:table-cell>
          <table:table-cell office:value-type="float" office:value="6143" calcext:value-type="float">
            <text:p>6143</text:p>
          </table:table-cell>
          <table:table-cell office:value-type="float" office:value="5388.6" calcext:value-type="float">
            <text:p>5388.6</text:p>
          </table:table-cell>
        </table:table-row>
        <table:table-row table:style-name="ro2">
          <table:table-cell office:value-type="string" calcext:value-type="string">
            <text:p>Chhattisgarh</text:p>
          </table:table-cell>
          <table:table-cell office:value-type="float" office:value="41636" calcext:value-type="float">
            <text:p>41636</text:p>
          </table:table-cell>
          <table:table-cell office:value-type="float" office:value="30.8" calcext:value-type="float">
            <text:p>30.8</text:p>
          </table:table-cell>
        </table:table-row>
        <table:table-row table:style-name="ro2">
          <table:table-cell office:value-type="string" calcext:value-type="string">
            <text:p>Dadra &amp; Nagar Haveli</text:p>
          </table:table-cell>
          <table:table-cell office:value-type="float" office:value="284" calcext:value-type="float">
            <text:p>284</text:p>
          </table:table-cell>
          <table:table-cell office:value-type="float" office:value="57.84" calcext:value-type="float">
            <text:p>57.84</text:p>
          </table:table-cell>
        </table:table-row>
        <table:table-row table:style-name="ro2">
          <table:table-cell office:value-type="string" calcext:value-type="string">
            <text:p>Daman &amp; Diu</text:p>
          </table:table-cell>
          <table:table-cell office:value-type="float" office:value="263" calcext:value-type="float">
            <text:p>263</text:p>
          </table:table-cell>
          <table:table-cell office:value-type="float" office:value="234.82" calcext:value-type="float">
            <text:p>234.82</text:p>
          </table:table-cell>
        </table:table-row>
        <table:table-row table:style-name="ro2">
          <table:table-cell office:value-type="string" calcext:value-type="string">
            <text:p>Delhi</text:p>
          </table:table-cell>
          <table:table-cell office:value-type="float" office:value="82818" calcext:value-type="float">
            <text:p>82818</text:p>
          </table:table-cell>
          <table:table-cell office:value-type="float" office:value="5584.49" calcext:value-type="float">
            <text:p>5584.49</text:p>
          </table:table-cell>
        </table:table-row>
        <table:table-row table:style-name="ro2">
          <table:table-cell office:value-type="string" calcext:value-type="string">
            <text:p>Goa</text:p>
          </table:table-cell>
          <table:table-cell office:value-type="float" office:value="5137" calcext:value-type="float">
            <text:p>5137</text:p>
          </table:table-cell>
          <table:table-cell office:value-type="float" office:value="138.76" calcext:value-type="float">
            <text:p>138.76</text:p>
          </table:table-cell>
        </table:table-row>
        <table:table-row table:style-name="ro2">
          <table:table-cell office:value-type="string" calcext:value-type="string">
            <text:p>Gujarat</text:p>
          </table:table-cell>
          <table:table-cell office:value-type="float" office:value="64376" calcext:value-type="float">
            <text:p>64376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2">
          <table:table-cell office:value-type="string" calcext:value-type="string">
            <text:p>Haryana</text:p>
          </table:table-cell>
          <table:table-cell office:value-type="float" office:value="44354" calcext:value-type="float">
            <text:p>44354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2">
          <table:table-cell office:value-type="string" calcext:value-type="string">
            <text:p>Himachal Pradesh</text:p>
          </table:table-cell>
          <table:table-cell office:value-type="float" office:value="13405" calcext:value-type="float">
            <text:p>13405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2">
          <table:table-cell office:value-type="string" calcext:value-type="string">
            <text:p>Jammu &amp; Kashmir</text:p>
          </table:table-cell>
          <table:table-cell office:value-type="float" office:value="72995" calcext:value-type="float">
            <text:p>7299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Jharkhand</text:p>
          </table:table-cell>
          <table:table-cell office:value-type="float" office:value="51071" calcext:value-type="float">
            <text:p>51071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2">
          <table:table-cell office:value-type="string" calcext:value-type="string">
            <text:p>Karnataka</text:p>
          </table:table-cell>
          <table:table-cell office:value-type="float" office:value="81842" calcext:value-type="float">
            <text:p>81842</text:p>
          </table:table-cell>
          <table:table-cell office:value-type="float" office:value="42.67" calcext:value-type="float">
            <text:p>42.67</text:p>
          </table:table-cell>
        </table:table-row>
        <table:table-row table:style-name="ro2">
          <table:table-cell office:value-type="string" calcext:value-type="string">
            <text:p>Kerala</text:p>
          </table:table-cell>
          <table:table-cell office:value-type="float" office:value="45962" calcext:value-type="float">
            <text:p>45962</text:p>
          </table:table-cell>
          <table:table-cell office:value-type="float" office:value="118.27" calcext:value-type="float">
            <text:p>118.27</text:p>
          </table:table-cell>
        </table:table-row>
        <table:table-row table:style-name="ro2">
          <table:table-cell office:value-type="string" calcext:value-type="string">
            <text:p>Lakshadweep</text:p>
          </table:table-cell>
          <table:table-cell office:value-type="float" office:value="225" calcext:value-type="float">
            <text:p>225</text:p>
          </table:table-cell>
          <table:table-cell office:value-type="float" office:value="703.13" calcext:value-type="float">
            <text:p>703.13</text:p>
          </table:table-cell>
        </table:table-row>
        <table:table-row table:style-name="ro2">
          <table:table-cell office:value-type="string" calcext:value-type="string">
            <text:p>Madhya Pradesh</text:p>
          </table:table-cell>
          <table:table-cell office:value-type="float" office:value="75742" calcext:value-type="float">
            <text:p>75742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2">
          <table:table-cell office:value-type="string" calcext:value-type="string">
            <text:p>Maharashtra</text:p>
          </table:table-cell>
          <table:table-cell office:value-type="float" office:value="137826" calcext:value-type="float">
            <text:p>137826</text:p>
          </table:table-cell>
          <table:table-cell office:value-type="float" office:value="44.79" calcext:value-type="float">
            <text:p>44.79</text:p>
          </table:table-cell>
        </table:table-row>
        <table:table-row table:style-name="ro2">
          <table:table-cell office:value-type="string" calcext:value-type="string">
            <text:p>Manipur</text:p>
          </table:table-cell>
          <table:table-cell office:value-type="float" office:value="22938" calcext:value-type="float">
            <text:p>22938</text:p>
          </table:table-cell>
          <table:table-cell office:value-type="float" office:value="102.74" calcext:value-type="float">
            <text:p>102.74</text:p>
          </table:table-cell>
        </table:table-row>
        <table:table-row table:style-name="ro2">
          <table:table-cell office:value-type="string" calcext:value-type="string">
            <text:p>Meghalaya</text:p>
          </table:table-cell>
          <table:table-cell office:value-type="float" office:value="10126" calcext:value-type="float">
            <text:p>10126</text:p>
          </table:table-cell>
          <table:table-cell office:value-type="float" office:value="45.15" calcext:value-type="float">
            <text:p>45.15</text:p>
          </table:table-cell>
        </table:table-row>
        <table:table-row table:style-name="ro2">
          <table:table-cell office:value-type="string" calcext:value-type="string">
            <text:p>Mizoram</text:p>
          </table:table-cell>
          <table:table-cell office:value-type="float" office:value="10563" calcext:value-type="float">
            <text:p>10563</text:p>
          </table:table-cell>
          <table:table-cell office:value-type="float" office:value="50.11" calcext:value-type="float">
            <text:p>50.11</text:p>
          </table:table-cell>
        </table:table-row>
        <table:table-row table:style-name="ro2">
          <table:table-cell office:value-type="string" calcext:value-type="string">
            <text:p>Nagaland</text:p>
          </table:table-cell>
          <table:table-cell office:value-type="float" office:value="24145" calcext:value-type="float">
            <text:p>24145</text:p>
          </table:table-cell>
          <table:table-cell office:value-type="float" office:value="145.64" calcext:value-type="float">
            <text:p>145.64</text:p>
          </table:table-cell>
        </table:table-row>
        <table:table-row table:style-name="ro2">
          <table:table-cell office:value-type="string" calcext:value-type="string">
            <text:p>Odisha</text:p>
          </table:table-cell>
          <table:table-cell office:value-type="float" office:value="43445" calcext:value-type="float">
            <text:p>43445</text:p>
          </table:table-cell>
          <table:table-cell office:value-type="float" office:value="27.9" calcext:value-type="float">
            <text:p>27.9</text:p>
          </table:table-cell>
        </table:table-row>
        <table:table-row table:style-name="ro2">
          <table:table-cell office:value-type="string" calcext:value-type="string">
            <text:p>Puducherry</text:p>
          </table:table-cell>
          <table:table-cell office:value-type="float" office:value="2955" calcext:value-type="float">
            <text:p>2955</text:p>
          </table:table-cell>
          <table:table-cell office:value-type="float" office:value="615.63" calcext:value-type="float">
            <text:p>615.63</text:p>
          </table:table-cell>
        </table:table-row>
        <table:table-row table:style-name="ro2">
          <table:table-cell office:value-type="string" calcext:value-type="string">
            <text:p>Punjab</text:p>
          </table:table-cell>
          <table:table-cell office:value-type="float" office:value="68333" calcext:value-type="float">
            <text:p>68333</text:p>
          </table:table-cell>
          <table:table-cell office:value-type="float" office:value="135.68" calcext:value-type="float">
            <text:p>135.68</text:p>
          </table:table-cell>
        </table:table-row>
        <table:table-row table:style-name="ro2">
          <table:table-cell office:value-type="string" calcext:value-type="string">
            <text:p>Rajasthan</text:p>
          </table:table-cell>
          <table:table-cell office:value-type="float" office:value="71026" calcext:value-type="float">
            <text:p>71026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2">
          <table:table-cell office:value-type="string" calcext:value-type="string">
            <text:p>Sikkim</text:p>
          </table:table-cell>
          <table:table-cell office:value-type="float" office:value="3932" calcext:value-type="float">
            <text:p>3932</text:p>
          </table:table-cell>
          <table:table-cell office:value-type="float" office:value="55.41" calcext:value-type="float">
            <text:p>55.41</text:p>
          </table:table-cell>
        </table:table-row>
        <table:table-row table:style-name="ro2">
          <table:table-cell office:value-type="string" calcext:value-type="string">
            <text:p>Tamil Nadu</text:p>
          </table:table-cell>
          <table:table-cell office:value-type="float" office:value="102297" calcext:value-type="float">
            <text:p>102297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2">
          <table:table-cell office:value-type="string" calcext:value-type="string">
            <text:p>Tripura</text:p>
          </table:table-cell>
          <table:table-cell office:value-type="float" office:value="36647" calcext:value-type="float">
            <text:p>36647</text:p>
          </table:table-cell>
          <table:table-cell office:value-type="float" office:value="349.49" calcext:value-type="float">
            <text:p>349.49</text:p>
          </table:table-cell>
        </table:table-row>
        <table:table-row table:style-name="ro2">
          <table:table-cell office:value-type="string" calcext:value-type="string">
            <text:p>Uttar Pradesh</text:p>
          </table:table-cell>
          <table:table-cell office:value-type="float" office:value="149168" calcext:value-type="float">
            <text:p>149168</text:p>
          </table:table-cell>
          <table:table-cell office:value-type="float" office:value="61.91" calcext:value-type="float">
            <text:p>61.91</text:p>
          </table:table-cell>
        </table:table-row>
        <table:table-row table:style-name="ro2">
          <table:table-cell office:value-type="string" calcext:value-type="string">
            <text:p>Uttarakhand</text:p>
          </table:table-cell>
          <table:table-cell office:value-type="float" office:value="15820" calcext:value-type="float">
            <text:p>15820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2">
          <table:table-cell office:value-type="string" calcext:value-type="string">
            <text:p>West Bengal</text:p>
          </table:table-cell>
          <table:table-cell office:value-type="float" office:value="59738" calcext:value-type="float">
            <text:p>59738</text:p>
          </table:table-cell>
          <table:table-cell office:value-type="float" office:value="67.31" calcext:value-type="float">
            <text:p>67.31</text:p>
          </table:table-cell>
        </table:table-row>
      </table:table>
      <table:named-expressions/>
      <table:database-ranges>
        <table:database-range table:name="__Anonymous_Sheet_DB__0" table:target-range-address="Sheet1.A1:Sheet1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3:28:27.762281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7:07:08.197493497</meta:creation-date>
    <dc:date>2016-04-10T13:32:39.863528856</dc:date>
    <meta:editing-duration>PT4M10S</meta:editing-duration>
    <meta:editing-cycles>7</meta:editing-cycles>
    <meta:generator>LibreOffice/4.4.6.3$Linux_X86_64 LibreOffice_project/40m0$Build-3</meta:generator>
    <meta:document-statistic meta:table-count="1" meta:cell-count="108" meta:object-count="0"/>
  </office:meta>
</office:document-meta>
</file>